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3688in"/>
    </style:style>
    <style:style style:name="Table1.B" style:family="table-column">
      <style:table-column-properties style:column-width="0.5701in"/>
    </style:style>
    <style:style style:name="Table1.C" style:family="table-column">
      <style:table-column-properties style:column-width="0.5736in"/>
    </style:style>
    <style:style style:name="Table1.D" style:family="table-column">
      <style:table-column-properties style:column-width="3.412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347in"/>
    </style:style>
    <style:style style:name="Table2.B" style:family="table-column">
      <style:table-column-properties style:column-width="0.5701in"/>
    </style:style>
    <style:style style:name="Table2.C" style:family="table-column">
      <style:table-column-properties style:column-width="0.5694in"/>
    </style:style>
    <style:style style:name="Table2.D" style:family="table-column">
      <style:table-column-properties style:column-width="4.750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0257in"/>
    </style:style>
    <style:style style:name="Table3.B" style:family="table-column">
      <style:table-column-properties style:column-width="0.5701in"/>
    </style:style>
    <style:style style:name="Table3.C" style:family="table-column">
      <style:table-column-properties style:column-width="0.5479in"/>
    </style:style>
    <style:style style:name="Table3.D" style:family="table-column">
      <style:table-column-properties style:column-width="4.7813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3979in"/>
    </style:style>
    <style:style style:name="Table4.B" style:family="table-column">
      <style:table-column-properties style:column-width="0.5701in"/>
    </style:style>
    <style:style style:name="Table4.C" style:family="table-column">
      <style:table-column-properties style:column-width="0.5146in"/>
    </style:style>
    <style:style style:name="Table4.D" style:family="table-column">
      <style:table-column-properties style:column-width="2.4424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934in"/>
    </style:style>
    <style:style style:name="Table5.B" style:family="table-column">
      <style:table-column-properties style:column-width="0.5701in"/>
    </style:style>
    <style:style style:name="Table5.C" style:family="table-column">
      <style:table-column-properties style:column-width="0.5604in"/>
    </style:style>
    <style:style style:name="Table5.D" style:family="table-column">
      <style:table-column-properties style:column-width="2.8604in"/>
    </style:style>
    <style:style style:name="Table5.A1" style:family="table-cell">
      <style:table-cell-properties style:vertical-align="middle" fo:padding="0.0194in" fo:border="none"/>
    </style:style>
    <style:style style:name="Table5.D6"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Text_20_body" style:list-style-name=""/>
    <style:style style:name="P4" style:family="paragraph" style:parent-style-name="Text_20_body" style:list-style-name="">
      <style:paragraph-properties fo:margin-top="0in" fo:margin-bottom="0in"/>
    </style:style>
    <style:style style:name="P5" style:family="paragraph">
      <style:paragraph-properties fo:text-align="start"/>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radio form:name="answer[BTtXNfipZk][]" form:control-implementation="ooo:com.sun.star.form.component.RadioButton" form:id="control1" form:disabled="true" form:value="uZPfF6ALP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TtXNfipZk][]" form:control-implementation="ooo:com.sun.star.form.component.RadioButton" form:id="control2" form:disabled="true" form:value="M92rgqau2P"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TtXNfipZk][]" form:control-implementation="ooo:com.sun.star.form.component.RadioButton" form:id="control3" form:disabled="true" form:selected="true" form:value="fy0khLQPGg"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BTtXNfipZk][]" form:control-implementation="ooo:com.sun.star.form.component.RadioButton" form:id="control4" form:disabled="true" form:value="tW8x6PJRhl"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zBSphZQyO7][]" form:control-implementation="ooo:com.sun.star.form.component.RadioButton" form:id="control5" form:disabled="true" form:selected="true" form:value="I7SX6mCbqj"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zBSphZQyO7][]" form:control-implementation="ooo:com.sun.star.form.component.RadioButton" form:id="control6" form:disabled="true" form:value="VsvsVLSRK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lAPs2pgPro][]" form:control-implementation="ooo:com.sun.star.form.component.RadioButton" form:id="control7" form:current-selected="true" form:disabled="true" form:selected="true" form:value="MXWXWcYPUa"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lAPs2pgPro][]" form:control-implementation="ooo:com.sun.star.form.component.RadioButton" form:id="control8" form:disabled="true" form:value="mhYoa1g0U3" form:image-position="center">
            <form:properties>
              <form:property form:property-name="DefaultControl" office:value-type="string" office:string-value="com.sun.star.form.control.RadioButton"/>
              <form:property form:property-name="SecondaryRefValue" office:value-type="string" office:string-value=""/>
            </form:properties>
          </form:radio>
          <form:checkbox form:name="answer[yccrjJ4moe][]" form:control-implementation="ooo:com.sun.star.form.component.CheckBox" form:id="control9" form:disabled="true" form:value="0fbeRMO7Ak"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yccrjJ4moe][]" form:control-implementation="ooo:com.sun.star.form.component.CheckBox" form:id="control10" form:disabled="true" form:value="JghmO3Ro29"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yccrjJ4moe][]" form:control-implementation="ooo:com.sun.star.form.component.CheckBox" form:id="control11" form:disabled="true" form:value="hvbL320bDu"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nswer[yccrjJ4moe][]" form:control-implementation="ooo:com.sun.star.form.component.CheckBox" form:id="control12" form:disabled="true" form:value="foug6TYiAn" form:image-position="center">
            <form:properties>
              <form:property form:property-name="DefaultControl" office:value-type="string" office:string-value="com.sun.star.form.control.CheckBox"/>
              <form:property form:property-name="SecondaryRefValue" office:value-type="string" office:string-value=""/>
            </form:properties>
          </form:checkbox>
          <form:radio form:name="answer[ACwzs4Plyw][]" form:control-implementation="ooo:com.sun.star.form.component.RadioButton" form:id="control13" form:current-selected="true" form:disabled="true" form:selected="true" form:value="mAeZmoEnti"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Cwzs4Plyw][]" form:control-implementation="ooo:com.sun.star.form.component.RadioButton" form:id="control14" form:disabled="true" form:value="iHmf2LOHV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Cwzs4Plyw][]" form:control-implementation="ooo:com.sun.star.form.component.RadioButton" form:id="control15" form:disabled="true" form:value="sM6W7pZ8eX"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nswer[ACwzs4Plyw][]" form:control-implementation="ooo:com.sun.star.form.component.RadioButton" form:id="control16" form:disabled="true" form:value="IJYJjMsoOt"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origami">
        <text:section text:style-name="Sect1" text:name="course-page-content">
          <text:p text:style-name="Standard"/>
          <text:section text:style-name="Sect1" text:name="spark">
            <text:h text:style-name="Heading_20_2" text:outline-level="2">Feedback — I. Introduction <text:a xlink:type="simple" xlink:href="https://class.coursera.org/ml-005/help/quizzes?url=https%3A%2F%2Fclass.coursera.org%2Fml-005%2Fquiz%2Ffeedback%3Fsubmission_id%3D2105577" office:target-frame-name="_blank" xlink:show="new">Help </text:a></text:h>
            <text:p text:style-name="P3"><text:a xlink:type="simple" xlink:href="https://class.coursera.org/mooc/help/quiz">Learn more</text:a> </text:p>
            <text:p text:style-name="Text_20_body">You submitted this quiz on <text:span text:style-name="Strong_20_Emphasis">Mon 5 Jan 2015 7:09 PM PST</text:span>. You got a score of <text:span text:style-name="Strong_20_Emphasis">5.00</text:span> out of <text:span text:style-name="Strong_20_Emphasis">5.00</text:span>. However, you will not get credit for it, since it was submitted past the deadline. </text:p>
            <text:h text:style-name="Heading_20_3" text:outline-level="3">Question 1</text:h>
            <text:p text:style-name="P4">A computer program is said to learn from experience E with respect to some task T and some performance measure P if its performance on T, as measured by P, improves with experience E. Suppose we feed a learning algorithm a lot of historical weather data, and have it learn to predict weather. In this setting, what is 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2"/>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Table_20_Contents"><text:bookmark text:name="gensym_54ab51f74c66f"/><draw:control text:anchor-type="as-char" draw:z-index="0" draw:style-name="gr1" draw:text-style-name="P5" svg:width="0.1358in" svg:height="0.1358in" draw:control="control1"/>None of thes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Table_20_Contents"><text:bookmark text:name="gensym_54ab51f74cc25"/><draw:control text:anchor-type="as-char" draw:z-index="1" draw:style-name="gr1" draw:text-style-name="P5" svg:width="0.1358in" svg:height="0.1358in" draw:control="control2"/>The weather prediction task.</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Table_20_Contents"><text:bookmark text:name="gensym_54ab51f74d1ab"/><draw:control text:anchor-type="as-char" draw:z-index="2" draw:style-name="gr1" draw:text-style-name="P5" svg:width="0.1358in" svg:height="0.1358in" draw:control="control3"/>The process of the algorithm examining a large amount of historical weather data.</text:p>
                </table:table-cell>
                <table:table-cell table:style-name="Table1.A1" office:value-type="string">
                  <text:p text:style-name="Table_20_Contents">Correct</text:p>
                </table:table-cell>
                <table:table-cell table:style-name="Table1.A1" office:value-type="string">
                  <text:p text:style-name="Table_20_Contents">1.00</text:p>
                </table:table-cell>
                <table:table-cell table:style-name="Table1.A1" office:value-type="string">
                  <text:p text:style-name="Table_20_Contents">It is by examining the historical weather data that the learning algorithm improves it's performance, so this is the experience E.</text:p>
                </table:table-cell>
              </table:table-row>
              <table:table-row>
                <table:table-cell table:style-name="Table1.A1" office:value-type="string">
                  <text:p text:style-name="Table_20_Contents"><text:bookmark text:name="gensym_54ab51f74da06"/><draw:control text:anchor-type="as-char" draw:z-index="3" draw:style-name="gr1" draw:text-style-name="P5" svg:width="0.1358in" svg:height="0.1358in" draw:control="control4"/>The probability of it correctly predicting a future date's weather.</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Table_20_Contents">Total</text:p>
                </table:table-cell>
                <table:table-cell table:style-name="Table1.A1" office:value-type="string">
                  <text:p text:style-name="P1"/>
                </table:table-cell>
                <table:table-cell table:style-name="Table1.A1" office:value-type="string">
                  <text:p text:style-name="Table_20_Contents">1.00 / 1.00</text:p>
                </table:table-cell>
                <table:table-cell table:style-name="Table1.A1" office:value-type="string">
                  <text:p text:style-name="P1"/>
                </table:table-cell>
              </table:table-row>
            </table:table>
            <text:h text:style-name="Heading_20_3" text:outline-level="3">Question 2</text:h>
            <text:p text:style-name="P4">Suppose you are working on weather prediction, and you would like to predict whether or not it will be raining at 5pm tomorrow. You want to use a learning algorithm for this. Would you treat this as a classification or a regression problem?</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2"/>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p text:style-name="Table_20_Contents"><text:bookmark text:name="gensym_54ab51f7500f4"/><draw:control text:anchor-type="as-char" draw:z-index="4" draw:style-name="gr1" draw:text-style-name="P5" svg:width="0.1358in" svg:height="0.1358in" draw:control="control5"/>Classification</text:p>
                </table:table-cell>
                <table:table-cell table:style-name="Table2.A1" office:value-type="string">
                  <text:p text:style-name="Table_20_Contents">Correct</text:p>
                </table:table-cell>
                <table:table-cell table:style-name="Table2.A1" office:value-type="string">
                  <text:p text:style-name="Table_20_Contents">1.00</text:p>
                </table:table-cell>
                <table:table-cell table:style-name="Table2.A1" office:value-type="string">
                  <text:p text:style-name="Table_20_Contents">Classification is appropriate when we are trying to predict one of a small number of discrete-valued outputs, such as whether it will rain (which we might designate as class 0), or not (say class 1).</text:p>
                </table:table-cell>
              </table:table-row>
              <table:table-row>
                <table:table-cell table:style-name="Table2.A1" office:value-type="string">
                  <text:p text:style-name="Table_20_Contents"><text:bookmark text:name="gensym_54ab51f750938"/><draw:control text:anchor-type="as-char" draw:z-index="5" draw:style-name="gr1" draw:text-style-name="P5" svg:width="0.1358in" svg:height="0.1358in" draw:control="control6"/>Regression</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table-cell table:style-name="Table2.A1" office:value-type="string">
                  <text:p text:style-name="Table_20_Contents">Total</text:p>
                </table:table-cell>
                <table:table-cell table:style-name="Table2.A1" office:value-type="string">
                  <text:p text:style-name="P1"/>
                </table:table-cell>
                <table:table-cell table:style-name="Table2.A1" office:value-type="string">
                  <text:p text:style-name="Table_20_Contents">1.00 / 1.00</text:p>
                </table:table-cell>
                <table:table-cell table:style-name="Table2.A1" office:value-type="string">
                  <text:p text:style-name="P1"/>
                </table:table-cell>
              </table:table-row>
            </table:table>
            <text:h text:style-name="Heading_20_3" text:outline-level="3">Question 3</text:h>
            <text:p text:style-name="P4">Suppose you are working on stock market prediction. You would like to predict whether the US Dollar will go up against the Euro tomorrow (i.e., whether a dollar will be worth more euros tomorrow than it is worth today). Would you treat this as a classification or a regression problem?</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2"/>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p text:style-name="Table_20_Contents"><text:bookmark text:name="gensym_54ab51f752c28"/><draw:control text:anchor-type="as-char" draw:z-index="6" draw:style-name="gr1" draw:text-style-name="P5" svg:width="0.1358in" svg:height="0.1358in" draw:control="control7"/>Classification</text:p>
                </table:table-cell>
                <table:table-cell table:style-name="Table3.A1" office:value-type="string">
                  <text:p text:style-name="Table_20_Contents">Correct</text:p>
                </table:table-cell>
                <table:table-cell table:style-name="Table3.A1" office:value-type="string">
                  <text:p text:style-name="Table_20_Contents">1.00</text:p>
                </table:table-cell>
                <table:table-cell table:style-name="Table3.A1" office:value-type="string">
                  <text:p text:style-name="Table_20_Contents">Classification is appropriate when we are trying to predict one of a small number of discrete-valued outputs. Here, there are two possible <text:soft-page-break/>outcomes: That the US Dollar goes up (which we might designate as class 0, say) or that it does not (class 1).</text:p>
                </table:table-cell>
              </table:table-row>
              <table:table-row>
                <table:table-cell table:style-name="Table3.A1" office:value-type="string">
                  <text:p text:style-name="Table_20_Contents"><text:bookmark text:name="gensym_54ab51f7534fc"/><draw:control text:anchor-type="as-char" draw:z-index="7" draw:style-name="gr1" draw:text-style-name="P5" svg:width="0.1358in" svg:height="0.1358in" draw:control="control8"/>Regression</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table-cell table:style-name="Table3.A1" office:value-type="string">
                  <text:p text:style-name="Table_20_Contents">Total</text:p>
                </table:table-cell>
                <table:table-cell table:style-name="Table3.A1" office:value-type="string">
                  <text:p text:style-name="P1"/>
                </table:table-cell>
                <table:table-cell table:style-name="Table3.A1" office:value-type="string">
                  <text:p text:style-name="Table_20_Contents">1.00 / 1.00</text:p>
                </table:table-cell>
                <table:table-cell table:style-name="Table3.A1" office:value-type="string">
                  <text:p text:style-name="P1"/>
                </table:table-cell>
              </table:table-row>
            </table:table>
            <text:h text:style-name="Heading_20_3" text:outline-level="3">Question 4</text:h>
            <text:p text:style-name="P4">Some of the problems below are best addressed using a supervised learning algorithm, and the others with an unsupervised learning algorithm. Which of the following would you apply supervised learning to? (Select all that apply.) In each case, assume some appropriate dataset is available for your algorithm to learn from.</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2"/>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Table_20_Contents"><text:bookmark text:name="gensym_54ab51f755836"/><draw:control text:anchor-type="as-char" draw:z-index="8" draw:style-name="gr1" draw:text-style-name="P5" svg:width="0.1358in" svg:height="0.1358in" draw:control="control9"/>Have a computer examine an audio clip of a piece of music, and classify whether or not there are vocals (i.e., a human voice singing) in that audio clip, or if it is a clip of only musical instruments (and no vocals).</text:p>
                </table:table-cell>
                <table:table-cell table:style-name="Table4.A1" office:value-type="string">
                  <text:p text:style-name="Table_20_Contents">Correct</text:p>
                </table:table-cell>
                <table:table-cell table:style-name="Table4.A1" office:value-type="string">
                  <text:p text:style-name="Table_20_Contents">0.25</text:p>
                </table:table-cell>
                <table:table-cell table:style-name="Table4.A1" office:value-type="string">
                  <text:p text:style-name="Table_20_Contents">This can be addressed using supervised learning, in which we learn from a training set of audio clips which have been labeled as either having vocals or not.</text:p>
                </table:table-cell>
              </table:table-row>
              <table:table-row>
                <table:table-cell table:style-name="Table4.A1" office:value-type="string">
                  <text:p text:style-name="Table_20_Contents"><text:bookmark text:name="gensym_54ab51f75608c"/><draw:control text:anchor-type="as-char" draw:z-index="9" draw:style-name="gr1" draw:text-style-name="P5" svg:width="0.1358in" svg:height="0.1358in" draw:control="control10"/>In farming, given data on crop yields over the last 50 years, learn to predict next year's crop yields.</text:p>
                </table:table-cell>
                <table:table-cell table:style-name="Table4.A1" office:value-type="string">
                  <text:p text:style-name="Table_20_Contents">Correct</text:p>
                </table:table-cell>
                <table:table-cell table:style-name="Table4.A1" office:value-type="string">
                  <text:p text:style-name="Table_20_Contents">0.25</text:p>
                </table:table-cell>
                <table:table-cell table:style-name="Table4.A1" office:value-type="string">
                  <text:p text:style-name="Table_20_Contents">This can be addresses as a supervised learning problem, where we learn from historical data (labeled with historical crop yields) to predict future crop yields.</text:p>
                </table:table-cell>
              </table:table-row>
              <table:table-row>
                <table:table-cell table:style-name="Table4.A1" office:value-type="string">
                  <text:p text:style-name="Table_20_Contents"><text:bookmark text:name="gensym_54ab51f756916"/><draw:control text:anchor-type="as-char" draw:z-index="10" draw:style-name="gr1" draw:text-style-name="P5" svg:width="0.1358in" svg:height="0.1358in" draw:control="control11"/>Given a large dataset of medical records from patients suffering from heart disease, try to learn whether there might be different clusters of such patients for which we might tailor separate treatements.</text:p>
                </table:table-cell>
                <table:table-cell table:style-name="Table4.A1" office:value-type="string">
                  <text:p text:style-name="Table_20_Contents">Correct</text:p>
                </table:table-cell>
                <table:table-cell table:style-name="Table4.A1" office:value-type="string">
                  <text:p text:style-name="Table_20_Contents">0.25</text:p>
                </table:table-cell>
                <table:table-cell table:style-name="Table4.A1" office:value-type="string">
                  <text:p text:style-name="Table_20_Contents">This can be addressed using an unsupervised learning, clustering, algorithm, in which we group patients into different clusters.</text:p>
                </table:table-cell>
              </table:table-row>
              <table:table-row>
                <table:table-cell table:style-name="Table4.A1" office:value-type="string">
                  <text:p text:style-name="Table_20_Contents"><text:bookmark text:name="gensym_54ab51f75710d"/><draw:control text:anchor-type="as-char" draw:z-index="11" draw:style-name="gr1" draw:text-style-name="P5" svg:width="0.1358in" svg:height="0.1358in" draw:control="control12"/>Given data on how 1000 medical patients respond to an experimental drug (such as effectiveness of the treatment, side effects, etc.), discover whether there are different categories or "types" of patients in terms of how they respond to the drug, and if so what these categories are.</text:p>
                </table:table-cell>
                <table:table-cell table:style-name="Table4.A1" office:value-type="string">
                  <text:p text:style-name="Table_20_Contents">Correct</text:p>
                </table:table-cell>
                <table:table-cell table:style-name="Table4.A1" office:value-type="string">
                  <text:p text:style-name="Table_20_Contents">0.25</text:p>
                </table:table-cell>
                <table:table-cell table:style-name="Table4.A1" office:value-type="string">
                  <text:p text:style-name="Table_20_Contents">This can be addressed using an unsupervised learning, clustering, algorithm, in which we group the 1000 patients into different clusters based on their responses to the drug.</text:p>
                </table:table-cell>
              </table:table-row>
              <table:table-row>
                <table:table-cell table:style-name="Table4.A1" office:value-type="string">
                  <text:p text:style-name="Table_20_Contents">Total</text:p>
                </table:table-cell>
                <table:table-cell table:style-name="Table4.A1" office:value-type="string">
                  <text:p text:style-name="P1"/>
                </table:table-cell>
                <table:table-cell table:style-name="Table4.A1" office:value-type="string">
                  <text:p text:style-name="Table_20_Contents">1.00 / 1.00</text:p>
                </table:table-cell>
                <table:table-cell table:style-name="Table4.A1" office:value-type="string">
                  <text:p text:style-name="P1"/>
                </table:table-cell>
              </table:table-row>
            </table:table>
            <text:h text:style-name="Heading_20_3" text:outline-level="3">Question 5</text:h>
            <text:p text:style-name="P4">Which of these is a reasonable definition of machine learn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Your Answer</text:p>
                </table:table-cell>
                <table:table-cell table:style-name="Table5.A1" office:value-type="string">
                  <text:p text:style-name="P2"/>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Table_20_Contents"><text:bookmark text:name="gensym_54ab51f759acd"/><draw:control text:anchor-type="as-char" draw:z-index="12" draw:style-name="gr1" draw:text-style-name="P5" svg:width="0.1358in" svg:height="0.1358in" draw:control="control13"/>Machine learning is the field of study that gives computers the ability to learn without being explicitly programmed.</text:p>
                </table:table-cell>
                <table:table-cell table:style-name="Table5.A1" office:value-type="string">
                  <text:p text:style-name="Table_20_Contents">Correct</text:p>
                </table:table-cell>
                <table:table-cell table:style-name="Table5.A1" office:value-type="string">
                  <text:p text:style-name="Table_20_Contents">1.00</text:p>
                </table:table-cell>
                <table:table-cell table:style-name="Table5.A1" office:value-type="string">
                  <text:p text:style-name="Table_20_Contents">This was the definition given by Arthur Samuel (who had written the famous checkers playing, learning program).</text:p>
                </table:table-cell>
              </table:table-row>
              <table:table-row>
                <table:table-cell table:style-name="Table5.A1" office:value-type="string">
                  <text:p text:style-name="Table_20_Contents"><text:bookmark text:name="gensym_54ab51f75a7bf"/><draw:control text:anchor-type="as-char" draw:z-index="13" draw:style-name="gr1" draw:text-style-name="P5" svg:width="0.1358in" svg:height="0.1358in" draw:control="control14"/>Machine learning is the science of programming computers.</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text:bookmark text:name="gensym_54ab51f75b057"/><draw:control text:anchor-type="as-char" draw:z-index="14" draw:style-name="gr1" draw:text-style-name="P5" svg:width="0.1358in" svg:height="0.1358in" draw:control="control15"/>Machine learning is the field of allowing <text:soft-page-break/>robots to act intelligently.</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text:bookmark text:name="gensym_54ab51f75b5a1"/><draw:control text:anchor-type="as-char" draw:z-index="15" draw:style-name="gr1" draw:text-style-name="P5" svg:width="0.1358in" svg:height="0.1358in" draw:control="control16"/>Machine learning means from labeled data.</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Total</text:p>
                </table:table-cell>
                <table:table-cell table:style-name="Table5.A1" office:value-type="string">
                  <text:p text:style-name="P1"/>
                </table:table-cell>
                <table:table-cell table:style-name="Table5.A1" office:value-type="string">
                  <text:p text:style-name="Table_20_Contents">1.00 / 1.00</text:p>
                </table:table-cell>
                <table:table-cell table:style-name="Table5.D6" office:value-type="string">
                  <text:p text:style-name="P1"/>
                </table:table-cell>
              </table:table-row>
            </table:table>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5-01-05T20:10:20.44</meta:creation-date>
    <meta:document-statistic meta:table-count="5" meta:image-count="0" meta:object-count="0" meta:page-count="3" meta:paragraph-count="78" meta:word-count="753" meta:character-count="4453"/>
    <dc:date>2015-01-05T20:38:11.96</dc:date>
    <meta:editing-duration>PT00H12M17S</meta:editing-duration>
    <meta:editing-cycles>1</meta:editing-cycles>
    <meta:generator>OpenOffice.org/3.1$Win32 OpenOffice.org_project/310m19$Build-9420</meta:generator>
  </office:meta>
</office:document-meta>
</file>